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c88" officeooo:paragraph-rsid="001f6c88"/>
    </style:style>
    <style:style style:name="P2" style:family="paragraph" style:parent-style-name="Standard">
      <style:text-properties officeooo:rsid="001f6c88" officeooo:paragraph-rsid="0020799b"/>
    </style:style>
    <style:style style:name="P3" style:family="paragraph" style:parent-style-name="Standard">
      <style:text-properties officeooo:rsid="002008b9" officeooo:paragraph-rsid="002008b9"/>
    </style:style>
    <style:style style:name="P4" style:family="paragraph" style:parent-style-name="Standard">
      <style:text-properties officeooo:rsid="0020799b" officeooo:paragraph-rsid="0020799b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6c88" officeooo:paragraph-rsid="001f6c88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08b9" officeooo:paragraph-rsid="002008b9"/>
    </style:style>
    <style:style style:name="T1" style:family="text">
      <style:text-properties officeooo:rsid="002008b9"/>
    </style:style>
    <style:style style:name="T2" style:family="text">
      <style:text-properties officeooo:rsid="00207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bra Interview Quations :</text:p>
      <text:p text:style-name="P1"/>
      <text:p text:style-name="P1">1. explain about storage classes?</text:p>
      <text:p text:style-name="P1">2. write a logic for Number of bits set in number otimised code ?</text:p>
      <text:p text:style-name="P1">3. if give any number it must be one set <text:span text:style-name="T1">bit in </text:span>every <text:span text:style-name="T1">number</text:span> ?</text:p>
      <text:p text:style-name="P1">4. booting process in ARM and X86?</text:p>
      <text:p text:style-name="P1">5. how to communicate from user space to kernel space ?</text:p>
      <text:p text:style-name="P1"><text:tab/>And without system calls can we communicate with kernel space or not ?</text:p>
      <text:p text:style-name="P1">6. how to send a data from <text:s/>user space to kernel space ?</text:p>
      <text:p text:style-name="P1">7. is there any changes in the data while using copy_to_user / copy_from_user ?</text:p>
      <text:p text:style-name="P1">8. what type of enhancement u done in your project ?</text:p>
      <text:p text:style-name="P1"/>
      <text:p text:style-name="P5"/>
      <text:p text:style-name="P1"/>
      <text:p text:style-name="P4">1. calculate the merge point in <text:s/>the given two linked list?</text:p>
      <text:p text:style-name="P4">2. reverse a number ?</text:p>
      <text:p text:style-name="P4">3. how to generate and how the processor wil identify the interrupts ? </text:p>
      <text:p text:style-name="P2"><text:span text:style-name="T2">4. </text:span>explain about storage classes?</text:p>
      <text:p text:style-name="P2"><text:span text:style-name="T2">5</text:span>. write a logic for Number of bits set in number otimised code ?</text:p>
      <text:p text:style-name="P3"/>
      <text:p text:style-name="P3"/>
      <text:p text:style-name="P3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44:39.591219961</meta:creation-date>
    <dc:date>2018-03-05T09:24:22.408044667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55" meta:character-count="782" meta:non-whitespace-character-count="638"/>
  </office:meta>
</office:document-meta>
</file>